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8460" officeooo:paragraph-rsid="000d84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itin Rajiv </text:p>
      <text:p text:style-name="P1">16UG11008</text:p>
      <text:p text:style-name="P1">14/06/18</text:p>
      <text:p text:style-name="P1"/>
      <text:p text:style-name="P1">PWP</text:p>
      <text:p text:style-name="P1"/>
      <text:p text:style-name="P1">Addition,Subtraction,Multiplication,Division of two numbers.</text:p>
      <text:p text:style-name="P1">Merging of two numbers.</text:p>
      <text:p text:style-name="P1">Built in functions.</text:p>
      <text:p text:style-name="P1">Print your name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2:56:34.001390994</meta:creation-date>
    <dc:date>2018-06-14T13:06:09.674305450</dc:date>
    <meta:editing-duration>PT9M38S</meta:editing-duration>
    <meta:editing-cycles>1</meta:editing-cycles>
    <meta:document-statistic meta:table-count="0" meta:image-count="0" meta:object-count="0" meta:page-count="1" meta:paragraph-count="8" meta:word-count="19" meta:character-count="150" meta:non-whitespace-character-count="138"/>
    <meta:generator>LibreOffice/6.0.3.2$Linux_X86_64 LibreOffice_project/00m0$Build-2</meta:generator>
  </office:meta>
</office:document-meta>
</file>